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494cm"/>
    </style:style>
    <style:style style:name="gr4" style:family="graphic" style:parent-style-name="standard">
      <style:graphic-properties svg:stroke-width="0.051cm" draw:marker-start-width="0.352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Helvetica" style:font-family-generic="swiss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Helvetica" style:font-family-generic="swiss" fo:font-size="8pt" style:font-size-asian="8pt" style:font-size-complex="8pt"/>
    </style:style>
    <style:style style:name="T1" style:family="text">
      <style:text-properties fo:font-family="Helvetica" style:font-family-generic="swiss" fo:font-size="10pt" style:font-size-asian="10pt" style:font-size-complex="10pt"/>
    </style:style>
    <style:style style:name="T2" style:family="text">
      <style:text-properties fo:font-family="Helvetica" style:font-family-generic="swis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8" draw:layer="layout" svg:width="1.88cm" svg:height="0.78cm" svg:x="10.94cm" svg:y="18.83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1.88cm" svg:height="0.787cm" svg:x="14.319cm" svg:y="18.8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TX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1.88cm" svg:height="0.787cm" svg:x="10.94cm" svg:y="20.9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ACK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1.88cm" svg:height="0.787cm" svg:x="14.319cm" svg:y="20.9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ACK 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1.88cm" svg:height="0.787cm" svg:x="12.562cm" svg:y="10.87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.88cm" svg:height="0.787cm" svg:x="12.765cm" svg:y="4.77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2.765cm" svg:y1="5.168cm" svg:x2="11.037cm" svg:y2="6.48cm" draw:start-shape="id1" draw:start-glue-point="3" draw:end-shape="id2" draw:end-glue-point="0" svg:d="m12765 5168c-1152 0-1728 437-1728 1312">
          <text:p/>
        </draw:connector>
        <draw:connector draw:style-name="gr2" draw:text-style-name="P3" draw:layer="layout" draw:type="curve" svg:x1="13.502cm" svg:y1="9.455cm" svg:x2="13.118cm" svg:y2="10.87cm" draw:start-shape="id3" draw:start-glue-point="2" draw:end-shape="id4" draw:end-glue-point="7" svg:d="m13502 9455c0 1062-384 355-384 1415">
          <text:p/>
        </draw:connector>
        <draw:connector draw:style-name="gr2" draw:text-style-name="P3" draw:layer="layout" draw:type="curve" svg:x1="12.562cm" svg:y1="11.263cm" svg:x2="8.028cm" svg:y2="14.346cm" draw:start-shape="id4" draw:start-glue-point="3" draw:end-shape="id5" draw:end-glue-point="7" svg:d="m12562 11263c-3023 0-4534 1027-4534 3083">
          <text:p/>
        </draw:connector>
        <draw:connector draw:style-name="gr2" draw:text-style-name="P3" draw:layer="layout" draw:type="curve" svg:x1="14.442cm" svg:y1="11.263cm" svg:x2="19.846cm" svg:y2="14.348cm" draw:start-shape="id4" draw:start-glue-point="1" draw:end-shape="id6" draw:end-glue-point="6" svg:d="m14442 11263c3603 0 5404 1028 5404 3085">
          <text:p/>
        </draw:connector>
        <draw:connector draw:style-name="gr2" draw:text-style-name="P3" draw:layer="layout" draw:type="curve" svg:x1="11.88cm" svg:y1="15.133cm" svg:x2="11.88cm" svg:y2="18.833cm" draw:start-shape="id7" draw:start-glue-point="2" draw:end-shape="id8" draw:end-glue-point="0" svg:d="m11880 15133v3700">
          <text:p/>
        </draw:connector>
        <draw:connector draw:style-name="gr2" draw:text-style-name="P3" draw:layer="layout" draw:type="curve" svg:x1="15.259cm" svg:y1="17.507cm" svg:x2="15.259cm" svg:y2="18.83cm" draw:start-shape="id9" draw:start-glue-point="2" draw:end-shape="id10" draw:end-glue-point="0" svg:d="m15259 17507v1323">
          <text:p/>
        </draw:connector>
        <draw:connector draw:style-name="gr2" draw:text-style-name="P3" draw:layer="layout" draw:type="curve" svg:x1="11.88cm" svg:y1="19.613cm" svg:x2="11.88cm" svg:y2="20.945cm" draw:start-shape="id8" draw:start-glue-point="2" draw:end-shape="id11" draw:end-glue-point="0" svg:d="m11880 19613v1332">
          <text:p/>
        </draw:connector>
        <draw:connector draw:style-name="gr2" draw:text-style-name="P3" draw:layer="layout" draw:type="curve" svg:x1="15.259cm" svg:y1="19.617cm" svg:x2="15.259cm" svg:y2="20.945cm" draw:start-shape="id10" draw:start-glue-point="2" draw:end-shape="id12" draw:end-glue-point="0" svg:d="m15259 19617v1328">
          <text:p/>
        </draw:connector>
        <draw:connector draw:style-name="gr2" draw:text-style-name="P3" draw:layer="layout" draw:type="curve" svg:x1="19.051cm" svg:y1="14.346cm" svg:x2="13.907cm" svg:y2="11.656cm" draw:start-shape="id6" draw:start-glue-point="7" draw:end-shape="id4" draw:end-glue-point="13" svg:d="m19051 14346c0-2017-5144-673-5144-2690">
          <text:p/>
        </draw:connector>
        <draw:frame draw:style-name="gr3" draw:text-style-name="P4" draw:layer="layout" svg:width="2.399cm" svg:height="0.963cm" svg:x="9.496cm" svg:y="4.882cm">
          <draw:text-box>
            <text:p text:style-name="P1"><text:span text:style-name="T2">Timer</text:span></text:p>
            <text:p text:style-name="P1"><text:span text:style-name="T2">interrupt</text:span></text:p>
          </draw:text-box>
        </draw:frame>
        <draw:frame draw:style-name="gr3" draw:text-style-name="P4" draw:layer="layout" svg:width="2.399cm" svg:height="0.963cm" svg:x="8.815cm" svg:y="11.695cm">
          <draw:text-box>
            <text:p text:style-name="P1"><text:span text:style-name="T2">RX</text:span></text:p>
            <text:p text:style-name="P1"><text:span text:style-name="T2">pending</text:span></text:p>
          </draw:text-box>
        </draw:frame>
        <draw:frame draw:style-name="gr3" draw:text-style-name="P4" draw:layer="layout" svg:width="2.399cm" svg:height="0.963cm" svg:x="16.105cm" svg:y="11.595cm">
          <draw:text-box>
            <text:p text:style-name="P1"><text:span text:style-name="T2">TX</text:span></text:p>
            <text:p text:style-name="P1"><text:span text:style-name="T2">pending</text:span></text:p>
          </draw:text-box>
        </draw:frame>
        <draw:frame draw:style-name="gr3" draw:text-style-name="P4" draw:layer="layout" svg:width="2.399cm" svg:height="0.963cm" svg:x="13.201cm" svg:y="19.722cm">
          <draw:text-box>
            <text:p text:style-name="P1"><text:span text:style-name="T2">TX end /</text:span></text:p>
            <text:p text:style-name="P1"><text:span text:style-name="T2">More data</text:span></text:p>
          </draw:text-box>
        </draw:frame>
        <draw:frame draw:style-name="gr3" draw:text-style-name="P4" draw:layer="layout" svg:width="2.399cm" svg:height="0.963cm" svg:x="11.095cm" svg:y="16.44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frame draw:style-name="gr3" draw:text-style-name="P4" draw:layer="layout" svg:width="2.399cm" svg:height="0.744cm" svg:x="14.776cm" svg:y="12.96cm">
          <draw:text-box>
            <text:p text:style-name="P1"><text:span text:style-name="T2">Timeout</text:span></text:p>
          </draw:text-box>
        </draw:frame>
        <draw:connector draw:style-name="gr2" draw:text-style-name="P3" draw:layer="layout" draw:type="curve" svg:x1="12.82cm" svg:y1="21.338cm" svg:x2="12.82cm" svg:y2="19.223cm" draw:start-shape="id11" draw:start-glue-point="1" draw:end-shape="id8" draw:end-glue-point="1" svg:d="m12820 21338c828 0 828-2115 0-2115">
          <text:p/>
        </draw:connector>
        <draw:frame draw:style-name="gr3" draw:text-style-name="P4" draw:layer="layout" svg:width="2.399cm" svg:height="0.963cm" svg:x="8.866cm" svg:y="13.869cm">
          <draw:text-box>
            <text:p text:style-name="P1"><text:span text:style-name="T2">RX</text:span></text:p>
            <text:p text:style-name="P1"><text:span text:style-name="T2">end</text:span></text:p>
          </draw:text-box>
        </draw:frame>
        <draw:custom-shape draw:style-name="gr1" draw:text-style-name="P2" draw:id="id5" draw:layer="layout" svg:width="1.88cm" svg:height="0.787cm" svg:x="7.472cm" svg:y="14.34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1.88cm" svg:height="0.787cm" svg:x="10.94cm" svg:y="14.34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TX 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9.352cm" svg:y1="14.739cm" svg:x2="10.94cm" svg:y2="14.739cm" draw:start-shape="id5" draw:start-glue-point="1" draw:end-shape="id7" draw:end-glue-point="3" svg:d="m9352 14739h1588">
          <text:p/>
        </draw:connector>
        <draw:frame draw:style-name="gr3" draw:text-style-name="P4" draw:layer="layout" svg:width="2.399cm" svg:height="0.744cm" svg:x="16.181cm" svg:y="19.941cm">
          <draw:text-box>
            <text:p text:style-name="P1"><text:span text:style-name="T2">Timeout</text:span></text:p>
          </draw:text-box>
        </draw:frame>
        <draw:frame draw:style-name="gr3" draw:text-style-name="P4" draw:layer="layout" svg:width="2.399cm" svg:height="0.963cm" svg:x="14.44cm" svg:y="15.347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custom-shape draw:style-name="gr1" draw:text-style-name="P2" draw:id="id6" draw:layer="layout" svg:width="1.88cm" svg:height="0.787cm" svg:x="18.495cm" svg:y="14.34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C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1.88cm" svg:height="0.787cm" svg:x="14.342cm" svg:y="14.34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TX 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1.88cm" svg:height="0.787cm" svg:x="14.319cm" svg:y="16.72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 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8.557cm" svg:y1="15.086cm" svg:x2="20.322cm" svg:y2="15.086cm" draw:start-shape="id6" draw:start-glue-point="11" draw:end-shape="id6" draw:end-glue-point="14" svg:d="m18557 15086c0 897 1765 897 1765 0">
          <text:p/>
        </draw:connector>
        <draw:connector draw:style-name="gr4" draw:text-style-name="P3" draw:layer="layout" draw:type="curve" svg:x1="18.495cm" svg:y1="14.739cm" svg:x2="16.222cm" svg:y2="14.739cm" draw:start-shape="id6" draw:start-glue-point="3" draw:end-shape="id13" draw:end-glue-point="1" svg:d="m18495 14739h-2273">
          <text:p/>
        </draw:connector>
        <draw:connector draw:style-name="gr4" draw:text-style-name="P3" draw:layer="layout" draw:type="curve" svg:x1="15.282cm" svg:y1="15.133cm" svg:x2="15.259cm" svg:y2="16.72cm" draw:start-shape="id13" draw:start-glue-point="2" draw:end-shape="id9" draw:end-glue-point="0" svg:d="m15282 15133c0 1189-23 396-23 1587">
          <text:p/>
        </draw:connector>
        <draw:connector draw:style-name="gr4" draw:text-style-name="P3" draw:layer="layout" draw:type="curve" svg:x1="16.199cm" svg:y1="17.113cm" svg:x2="18.495cm" svg:y2="14.917cm" draw:start-shape="id9" draw:start-glue-point="1" draw:end-shape="id6" draw:end-glue-point="10" svg:d="m16199 17113c1722 0 574-2196 2296-2196">
          <text:p/>
        </draw:connector>
        <draw:frame draw:style-name="gr3" draw:text-style-name="P4" draw:layer="layout" svg:width="2.399cm" svg:height="0.963cm" svg:x="17.695cm" svg:y="15.81cm">
          <draw:text-box>
            <text:p text:style-name="P1"><text:span text:style-name="T2">Channel</text:span></text:p>
            <text:p text:style-name="P1"><text:span text:style-name="T2">busy</text:span></text:p>
          </draw:text-box>
        </draw:frame>
        <draw:frame draw:style-name="gr3" draw:text-style-name="P4" draw:layer="layout" svg:width="2.399cm" svg:height="0.963cm" svg:x="16.01cm" svg:y="13.877cm">
          <draw:text-box>
            <text:p text:style-name="P1"><text:span text:style-name="T2">Channel</text:span></text:p>
            <text:p text:style-name="P1"><text:span text:style-name="T2">idle</text:span></text:p>
          </draw:text-box>
        </draw:frame>
        <draw:custom-shape draw:style-name="gr1" draw:text-style-name="P2" draw:id="id2" draw:layer="layout" svg:width="3.175cm" svg:height="1.118cm" svg:x="9.45cm" svg:y="6.4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 SYNC</text:span></text:p>
          <text:p text:style-name="P1"><text:span text:style-name="T1">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1.88cm" svg:height="0.787cm" svg:x="14.662cm" svg:y="6.64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C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2.625cm" svg:y1="7.039cm" svg:x2="14.662cm" svg:y2="7.039cm" draw:start-shape="id2" draw:start-glue-point="1" draw:end-shape="id14" draw:end-glue-point="3" svg:d="m12625 7039h2037">
          <text:p/>
        </draw:connector>
        <draw:frame draw:style-name="gr3" draw:text-style-name="P4" draw:layer="layout" svg:width="2.399cm" svg:height="0.963cm" svg:x="12.431cm" svg:y="6.152cm">
          <draw:text-box>
            <text:p text:style-name="P1"><text:span text:style-name="T2">RX end /</text:span></text:p>
            <text:p text:style-name="P1"><text:span text:style-name="T2">Timeout</text:span></text:p>
          </draw:text-box>
        </draw:frame>
        <draw:custom-shape draw:style-name="gr1" draw:text-style-name="P2" draw:id="id3" draw:layer="layout" svg:width="3.175cm" svg:height="1.118cm" svg:x="11.915cm" svg:y="8.337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TX SYNC</text:span></text:p>
          <text:p text:style-name="P1"><text:span text:style-name="T1">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0cm -0.51cm" svg:x1="16.489cm" svg:y1="6.699cm" svg:x2="16.489cm" svg:y2="7.386cm" draw:start-shape="id14" draw:start-glue-point="5" draw:end-shape="id14" draw:end-glue-point="14" svg:d="m16489 6699c906 0 755 388 529 593s-529 226-529 94">
          <text:p/>
        </draw:connector>
        <draw:connector draw:style-name="gr2" draw:text-style-name="P3" draw:layer="layout" draw:type="curve" svg:x1="16.007cm" svg:y1="7.432cm" svg:x2="15.09cm" svg:y2="8.896cm" draw:start-shape="id14" draw:start-glue-point="13" draw:end-shape="id3" draw:end-glue-point="1" svg:d="m16007 7432c0 976-305 1464-917 1464">
          <text:p/>
        </draw:connector>
        <draw:frame draw:style-name="gr3" draw:text-style-name="P4" draw:layer="layout" svg:width="2.399cm" svg:height="0.963cm" svg:x="16.57cm" svg:y="6.78cm">
          <draw:text-box>
            <text:p text:style-name="P1"><text:span text:style-name="T2">Channel</text:span></text:p>
            <text:p text:style-name="P1"><text:span text:style-name="T2">busy</text:span></text:p>
          </draw:text-box>
        </draw:frame>
        <draw:frame draw:style-name="gr3" draw:text-style-name="P4" draw:layer="layout" svg:width="2.399cm" svg:height="0.963cm" svg:x="15.34cm" svg:y="7.885cm">
          <draw:text-box>
            <text:p text:style-name="P1"><text:span text:style-name="T2">Channel</text:span></text:p>
            <text:p text:style-name="P1"><text:span text:style-name="T2">idle</text:span></text:p>
          </draw:text-box>
        </draw:frame>
        <draw:frame draw:style-name="gr3" draw:text-style-name="P4" draw:layer="layout" svg:width="2.399cm" svg:height="0.963cm" svg:x="12.6cm" svg:y="9.562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connector draw:style-name="gr2" draw:text-style-name="P3" draw:layer="layout" draw:type="curve" svg:x1="8.823cm" svg:y1="14.348cm" svg:x2="13.061cm" svg:y2="11.656cm" draw:start-shape="id5" draw:start-glue-point="6" draw:end-shape="id4" draw:end-glue-point="12" svg:d="m8823 14348c0-2020 4238-675 4238-2692">
          <text:p/>
        </draw:connector>
        <draw:frame draw:style-name="gr3" draw:text-style-name="P4" draw:layer="layout" svg:width="2.399cm" svg:height="0.744cm" svg:x="10.101cm" svg:y="12.96cm">
          <draw:text-box>
            <text:p text:style-name="P1"><text:span text:style-name="T2">Timeout</text:span></text:p>
          </draw:text-box>
        </draw:frame>
        <draw:frame draw:style-name="gr3" draw:text-style-name="P4" draw:layer="layout" svg:width="2.399cm" svg:height="0.963cm" svg:x="14.376cm" svg:y="17.61cm">
          <draw:text-box>
            <text:p text:style-name="P1"><text:span text:style-name="T2">RX</text:span></text:p>
            <text:p text:style-name="P1"><text:span text:style-name="T2">end</text:span></text:p>
          </draw:text-box>
        </draw:frame>
        <draw:frame draw:style-name="gr3" draw:text-style-name="P4" draw:layer="layout" svg:width="2.399cm" svg:height="0.963cm" svg:x="14.411cm" svg:y="19.75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connector draw:style-name="gr2" draw:text-style-name="P3" draw:layer="layout" draw:type="curve" svg:x1="14.319cm" svg:y1="21.338cm" svg:x2="14.319cm" svg:y2="19.223cm" draw:start-shape="id12" draw:start-glue-point="3" draw:end-shape="id10" draw:end-glue-point="3" svg:d="m14319 21338c-826 0-826-2115 0-2115">
          <text:p/>
        </draw:connector>
        <draw:connector draw:style-name="gr2" draw:text-style-name="P3" draw:layer="layout" draw:type="curve" svg:x1="16.199cm" svg:y1="21.338cm" svg:x2="16.199cm" svg:y2="19.223cm" draw:start-shape="id12" draw:start-glue-point="1" draw:end-shape="id10" draw:end-glue-point="1" svg:d="m16199 21338c826 0 826-2115 0-2115">
          <text:p/>
        </draw:connector>
        <draw:connector draw:style-name="gr2" draw:text-style-name="P3" draw:layer="layout" draw:type="curve" draw:line-skew="0cm 2.885cm" svg:x1="15.259cm" svg:y1="21.732cm" svg:x2="14.389cm" svg:y2="10.923cm" draw:start-shape="id12" draw:start-glue-point="2" draw:end-shape="id4" draw:end-glue-point="5" svg:d="m15259 21732c0 826 2188 688 3938-2220s3061-8589-4808-8589">
          <text:p/>
        </draw:connector>
        <draw:frame draw:style-name="gr3" draw:text-style-name="P4" draw:layer="layout" svg:width="2.399cm" svg:height="0.963cm" svg:x="17.616cm" svg:y="18.017cm">
          <draw:text-box>
            <text:p text:style-name="P1"><text:span text:style-name="T2">Ack RX end /</text:span></text:p>
            <text:p text:style-name="P1"><text:span text:style-name="T2">Timeout</text:span></text:p>
          </draw:text-box>
        </draw:frame>
        <draw:frame draw:style-name="gr3" draw:text-style-name="P4" draw:layer="layout" svg:width="2.399cm" svg:height="0.963cm" svg:x="11.502cm" svg:y="19.723cm">
          <draw:text-box>
            <text:p text:style-name="P1"><text:span text:style-name="T2">RX end /</text:span></text:p>
            <text:p text:style-name="P1"><text:span text:style-name="T2">More data</text:span></text:p>
          </draw:text-box>
        </draw:frame>
        <draw:connector draw:style-name="gr2" draw:text-style-name="P3" draw:layer="layout" draw:type="curve" draw:line-skew="0cm -3.674cm" svg:x1="11.88cm" svg:y1="21.732cm" svg:x2="12.617cm" svg:y2="10.923cm" draw:start-shape="id11" draw:start-glue-point="2" draw:end-shape="id4" draw:end-glue-point="8" svg:d="m11880 21732c0 826-5165 551-5165-5431s5902-6285 5902-5378">
          <text:p/>
        </draw:connector>
        <draw:frame draw:style-name="gr3" draw:text-style-name="P4" draw:layer="layout" svg:width="2.399cm" svg:height="0.963cm" svg:x="6.556cm" svg:y="17.617cm">
          <draw:text-box>
            <text:p text:style-name="P1"><text:span text:style-name="T2">Ack TX end /</text:span></text:p>
            <text:p text:style-name="P1"><text:span text:style-name="T2">Timeout</text:span></text:p>
          </draw:text-box>
        </draw:frame>
        <draw:connector draw:style-name="gr2" draw:text-style-name="P3" draw:layer="layout" draw:type="curve" draw:line-skew="2.145cm 2.984cm" svg:x1="13.913cm" svg:y1="10.872cm" svg:x2="14.645cm" svg:y2="5.168cm" draw:start-shape="id4" draw:start-glue-point="6" draw:end-shape="id1" draw:end-glue-point="1" svg:d="m13913 10872c0-766 2134-638 3642-1873s2392-3831-2910-3831">
          <text:p/>
        </draw:connector>
        <draw:frame draw:style-name="gr3" draw:text-style-name="P4" draw:layer="layout" svg:width="2.399cm" svg:height="0.744cm" svg:x="16.175cm" svg:y="9.355cm">
          <draw:text-box>
            <text:p text:style-name="P1"><text:span text:style-name="T2">Time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6T18:28:19</meta:creation-date>
    <dc:date>2010-07-01T15:29:43</dc:date>
    <meta:editing-duration>PT04H14M12S</meta:editing-duration>
    <meta:editing-cycles>16</meta:editing-cycles>
    <meta:generator>OpenOffice.org/3.0$Linux OpenOffice.org_project/300m15$Build-9379</meta:gener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